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" svg:font-family="Tahoma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</office:automatic-styles>
  <office:body>
    <office:text>
      <office:forms form:automatic-focus="false" form:apply-design-mode="false"/>
      <text:tracked-changes text:track-changes="false">
        <text:changed-region text:id="ct144545104">
          <text:insertion>
            <office:change-info>
              <dc:creator>Gaetan Delannay</dc:creator>
              <dc:date>2008-07-23T11:5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change-start text:change-id="ct144545104"/>self.engineType<text:change-end text:change-id="ct144545104"/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" svg:font-family="Tahoma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ahoma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ahoma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="Tahoma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ahoma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ahoma"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Gaetan Delannay</meta:initial-creator>
    <meta:creation-date>2008-07-23T11:45:22</meta:creation-date>
    <dc:creator>Gaetan Delannay</dc:creator>
    <dc:date>2008-07-23T11:55:53</dc:date>
    <dc:language>fr-BE</dc:language>
    <meta:editing-cycles>3</meta:editing-cycles>
    <meta:editing-duration>PT8M5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1" meta:character-count="16"/>
  </office:meta>
</office:document-meta>
</file>